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56cm" fo:min-width="1.532cm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1.532cm"/>
    </style:style>
    <style:style style:name="gr4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84cm" fo:min-width="1.53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39cm" fo:min-width="1.532cm"/>
    </style:style>
    <style:style style:name="gr7" style:family="graphic" style:parent-style-name="objectwithoutfill">
      <style:graphic-properties svg:stroke-width="0.081cm" draw:marker-start-width="0.322cm" draw:marker-end="Symmetric_20_Arrow" draw:marker-end-width="0.422cm" svg:stroke-opacity="40%" draw:fill="solid" draw:textarea-vertical-align="middle" fo:padding-top="0.166cm" fo:padding-bottom="0.166cm" fo:padding-left="0.291cm" fo:padding-right="0.291cm"/>
    </style:style>
    <style:style style:name="gr8" style:family="graphic" style:parent-style-name="objectwithoutfill">
      <style:graphic-properties svg:stroke-width="0.081cm" draw:marker-start-width="0.322cm" draw:marker-end="Symmetric_20_Arrow" draw:marker-end-width="0.322cm" svg:stroke-opacity="40%" draw:fill="solid" draw:textarea-vertical-align="middle" fo:padding-top="0.166cm" fo:padding-bottom="0.166cm" fo:padding-left="0.291cm" fo:padding-right="0.291cm"/>
    </style:style>
    <style:style style:name="gr9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232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319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559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dddddd" draw:opacity="40%" draw:textarea-horizontal-align="justify" draw:textarea-vertical-align="middle" draw:auto-grow-height="false" fo:min-height="0.43cm" fo:min-width="1.659cm"/>
    </style:style>
    <style:style style:name="gr14" style:family="graphic" style:parent-style-name="standard">
      <style:graphic-properties draw:stroke="none" draw:fill-color="#dddddd" draw:opacity="40%" draw:textarea-horizontal-align="justify" draw:textarea-vertical-align="middle" draw:auto-grow-height="false" fo:min-height="0.697cm" fo:min-width="1.6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cm" fo:min-width="1.4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</style:style>
    <style:style style:name="gr17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748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weight="norm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 draw:opacity="40%"/>
      <style:paragraph-properties fo:text-align="center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032cm" svg:height="3.81cm" svg:x="2.778cm" svg:y="6.207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2" draw:layer="layout" svg:x1="2.905cm" svg:y1="6.461cm" svg:x2="4.048cm" svg:y2="6.461cm">
          <text:p/>
        </draw:line>
        <draw:line draw:style-name="gr2" draw:text-style-name="P2" draw:layer="layout" svg:x1="3.032cm" svg:y1="6.588cm" svg:x2="3.54cm" svg:y2="6.588cm">
          <text:p/>
        </draw:line>
        <draw:line draw:style-name="gr2" draw:text-style-name="P2" draw:layer="layout" svg:x1="3.032cm" svg:y1="6.729cm" svg:x2="3.413cm" svg:y2="6.729cm">
          <text:p/>
        </draw:line>
        <draw:line draw:style-name="gr2" draw:text-style-name="P2" draw:layer="layout" svg:x1="3.032cm" svg:y1="6.842cm" svg:x2="3.667cm" svg:y2="6.842cm">
          <text:p/>
        </draw:line>
        <draw:line draw:style-name="gr2" draw:text-style-name="P2" draw:layer="layout" svg:x1="3.032cm" svg:y1="6.955cm" svg:x2="3.794cm" svg:y2="6.955cm">
          <text:p/>
        </draw:line>
        <draw:line draw:style-name="gr2" draw:text-style-name="P2" draw:layer="layout" svg:x1="2.905cm" svg:y1="7.096cm" svg:x2="3.159cm" svg:y2="7.096cm">
          <text:p/>
        </draw:line>
        <draw:line draw:style-name="gr2" draw:text-style-name="P2" draw:layer="layout" svg:x1="2.905cm" svg:y1="7.223cm" svg:x2="3.54cm" svg:y2="7.223cm">
          <text:p/>
        </draw:line>
        <draw:line draw:style-name="gr2" draw:text-style-name="P2" draw:layer="layout" svg:x1="2.905cm" svg:y1="7.35cm" svg:x2="3.794cm" svg:y2="7.35cm">
          <text:p/>
        </draw:line>
        <draw:line draw:style-name="gr2" draw:text-style-name="P2" draw:layer="layout" svg:x1="2.905cm" svg:y1="7.477cm" svg:x2="3.413cm" svg:y2="7.477cm">
          <text:p/>
        </draw:line>
        <draw:line draw:style-name="gr2" draw:text-style-name="P2" draw:layer="layout" svg:x1="3.032cm" svg:y1="7.628cm" svg:x2="3.81cm" svg:y2="7.628cm">
          <text:p/>
        </draw:line>
        <draw:line draw:style-name="gr2" draw:text-style-name="P2" draw:layer="layout" svg:x1="3.032cm" svg:y1="7.739cm" svg:x2="3.921cm" svg:y2="7.739cm">
          <text:p/>
        </draw:line>
        <draw:line draw:style-name="gr2" draw:text-style-name="P2" draw:layer="layout" svg:x1="3.032cm" svg:y1="7.85cm" svg:x2="3.81cm" svg:y2="7.85cm">
          <text:p/>
        </draw:line>
        <draw:line draw:style-name="gr2" draw:text-style-name="P2" draw:layer="layout" svg:x1="3.032cm" svg:y1="7.961cm" svg:x2="3.699cm" svg:y2="7.961cm">
          <text:p/>
        </draw:line>
        <draw:line draw:style-name="gr2" draw:text-style-name="P2" draw:layer="layout" svg:x1="2.905cm" svg:y1="8.112cm" svg:x2="3.794cm" svg:y2="8.112cm">
          <text:p/>
        </draw:line>
        <draw:line draw:style-name="gr2" draw:text-style-name="P2" draw:layer="layout" svg:x1="3.032cm" svg:y1="8.295cm" svg:x2="3.143cm" svg:y2="8.295cm">
          <text:p/>
        </draw:line>
        <draw:line draw:style-name="gr2" draw:text-style-name="P2" draw:layer="layout" svg:x1="3.032cm" svg:y1="8.406cm" svg:x2="3.699cm" svg:y2="8.406cm">
          <text:p/>
        </draw:line>
        <draw:line draw:style-name="gr2" draw:text-style-name="P2" draw:layer="layout" svg:x1="3.032cm" svg:y1="8.517cm" svg:x2="3.921cm" svg:y2="8.517cm">
          <text:p/>
        </draw:line>
        <draw:line draw:style-name="gr2" draw:text-style-name="P2" draw:layer="layout" svg:x1="3.032cm" svg:y1="8.628cm" svg:x2="3.588cm" svg:y2="8.628cm">
          <text:p/>
        </draw:line>
        <draw:line draw:style-name="gr2" draw:text-style-name="P2" draw:layer="layout" svg:x1="3.159cm" svg:y1="8.755cm" svg:x2="3.413cm" svg:y2="8.755cm">
          <text:p/>
        </draw:line>
        <draw:line draw:style-name="gr2" draw:text-style-name="P2" draw:layer="layout" svg:x1="3.159cm" svg:y1="8.85cm" svg:x2="3.54cm" svg:y2="8.85cm">
          <text:p/>
        </draw:line>
        <draw:line draw:style-name="gr2" draw:text-style-name="P2" draw:layer="layout" svg:x1="3.159cm" svg:y1="8.945cm" svg:x2="3.921cm" svg:y2="8.945cm">
          <text:p/>
        </draw:line>
        <draw:line draw:style-name="gr2" draw:text-style-name="P2" draw:layer="layout" svg:x1="3.032cm" svg:y1="9.072cm" svg:x2="3.477cm" svg:y2="9.072cm">
          <text:p/>
        </draw:line>
        <draw:line draw:style-name="gr2" draw:text-style-name="P2" draw:layer="layout" svg:x1="2.905cm" svg:y1="9.255cm" svg:x2="3.794cm" svg:y2="9.255cm">
          <text:p/>
        </draw:line>
        <draw:line draw:style-name="gr2" draw:text-style-name="P2" draw:layer="layout" svg:x1="2.905cm" svg:y1="9.382cm" svg:x2="4.048cm" svg:y2="9.382cm">
          <text:p/>
        </draw:line>
        <draw:line draw:style-name="gr2" draw:text-style-name="P2" draw:layer="layout" svg:x1="2.905cm" svg:y1="9.509cm" svg:x2="4.048cm" svg:y2="9.509cm">
          <text:p/>
        </draw:line>
        <draw:line draw:style-name="gr2" draw:text-style-name="P2" draw:layer="layout" svg:x1="2.905cm" svg:y1="9.636cm" svg:x2="3.794cm" svg:y2="9.636cm">
          <text:p/>
        </draw:line>
        <draw:line draw:style-name="gr2" draw:text-style-name="P2" draw:layer="layout" svg:x1="2.905cm" svg:y1="9.763cm" svg:x2="3.159cm" svg:y2="9.763cm">
          <text:p/>
        </draw:line>
        <draw:line draw:style-name="gr2" draw:text-style-name="P2" draw:layer="layout" svg:x1="2.905cm" svg:y1="9.89cm" svg:x2="3.54cm" svg:y2="9.89cm">
          <text:p/>
        </draw:line>
        <draw:custom-shape draw:style-name="gr3" draw:text-style-name="P1" draw:layer="layout" svg:width="2.032cm" svg:height="1.27cm" svg:x="6.334cm" svg:y="6.207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2" draw:layer="layout" svg:x1="6.461cm" svg:y1="6.461cm" svg:x2="7.604cm" svg:y2="6.461cm">
          <text:p/>
        </draw:line>
        <draw:line draw:style-name="gr2" draw:text-style-name="P2" draw:layer="layout" svg:x1="6.588cm" svg:y1="6.588cm" svg:x2="7.096cm" svg:y2="6.588cm">
          <text:p/>
        </draw:line>
        <draw:line draw:style-name="gr2" draw:text-style-name="P2" draw:layer="layout" svg:x1="6.588cm" svg:y1="6.729cm" svg:x2="6.969cm" svg:y2="6.729cm">
          <text:p/>
        </draw:line>
        <draw:line draw:style-name="gr2" draw:text-style-name="P2" draw:layer="layout" svg:x1="6.588cm" svg:y1="6.842cm" svg:x2="7.223cm" svg:y2="6.842cm">
          <text:p/>
        </draw:line>
        <draw:line draw:style-name="gr2" draw:text-style-name="P2" draw:layer="layout" svg:x1="6.588cm" svg:y1="6.955cm" svg:x2="7.35cm" svg:y2="6.955cm">
          <text:p/>
        </draw:line>
        <draw:line draw:style-name="gr2" draw:text-style-name="P2" draw:layer="layout" svg:x1="6.461cm" svg:y1="7.096cm" svg:x2="6.715cm" svg:y2="7.096cm">
          <text:p/>
        </draw:line>
        <draw:line draw:style-name="gr4" draw:text-style-name="P2" draw:layer="layout" svg:x1="6.461cm" svg:y1="7.223cm" svg:x2="7.096cm" svg:y2="7.223cm">
          <text:p/>
        </draw:line>
        <draw:line draw:style-name="gr4" draw:text-style-name="P2" draw:layer="layout" svg:x1="6.461cm" svg:y1="7.35cm" svg:x2="7.096cm" svg:y2="7.35cm">
          <text:p/>
        </draw:line>
        <draw:custom-shape draw:style-name="gr5" draw:text-style-name="P1" draw:layer="layout" svg:width="2.032cm" svg:height="2.09cm" svg:x="9.001cm" svg:y="6.276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2" draw:layer="layout" svg:x1="9.128cm" svg:y1="6.403cm" svg:x2="9.763cm" svg:y2="6.403cm">
          <text:p/>
        </draw:line>
        <draw:line draw:style-name="gr2" draw:text-style-name="P2" draw:layer="layout" svg:x1="9.128cm" svg:y1="6.53cm" svg:x2="10.017cm" svg:y2="6.53cm">
          <text:p/>
        </draw:line>
        <draw:line draw:style-name="gr2" draw:text-style-name="P2" draw:layer="layout" svg:x1="9.128cm" svg:y1="6.657cm" svg:x2="9.636cm" svg:y2="6.657cm">
          <text:p/>
        </draw:line>
        <draw:line draw:style-name="gr2" draw:text-style-name="P2" draw:layer="layout" svg:x1="9.255cm" svg:y1="6.808cm" svg:x2="10.033cm" svg:y2="6.808cm">
          <text:p/>
        </draw:line>
        <draw:line draw:style-name="gr2" draw:text-style-name="P2" draw:layer="layout" svg:x1="9.255cm" svg:y1="6.919cm" svg:x2="10.144cm" svg:y2="6.919cm">
          <text:p/>
        </draw:line>
        <draw:line draw:style-name="gr2" draw:text-style-name="P2" draw:layer="layout" svg:x1="9.255cm" svg:y1="7.03cm" svg:x2="10.033cm" svg:y2="7.03cm">
          <text:p/>
        </draw:line>
        <draw:line draw:style-name="gr2" draw:text-style-name="P2" draw:layer="layout" svg:x1="9.255cm" svg:y1="7.141cm" svg:x2="9.922cm" svg:y2="7.141cm">
          <text:p/>
        </draw:line>
        <draw:line draw:style-name="gr2" draw:text-style-name="P2" draw:layer="layout" svg:x1="9.128cm" svg:y1="7.292cm" svg:x2="10.017cm" svg:y2="7.292cm">
          <text:p/>
        </draw:line>
        <draw:line draw:style-name="gr2" draw:text-style-name="P2" draw:layer="layout" svg:x1="9.255cm" svg:y1="7.475cm" svg:x2="9.366cm" svg:y2="7.475cm">
          <text:p/>
        </draw:line>
        <draw:line draw:style-name="gr2" draw:text-style-name="P2" draw:layer="layout" svg:x1="9.255cm" svg:y1="7.586cm" svg:x2="9.922cm" svg:y2="7.586cm">
          <text:p/>
        </draw:line>
        <draw:line draw:style-name="gr2" draw:text-style-name="P2" draw:layer="layout" svg:x1="9.255cm" svg:y1="7.697cm" svg:x2="10.144cm" svg:y2="7.697cm">
          <text:p/>
        </draw:line>
        <draw:line draw:style-name="gr2" draw:text-style-name="P2" draw:layer="layout" svg:x1="9.255cm" svg:y1="7.808cm" svg:x2="9.811cm" svg:y2="7.808cm">
          <text:p/>
        </draw:line>
        <draw:line draw:style-name="gr2" draw:text-style-name="P2" draw:layer="layout" svg:x1="9.382cm" svg:y1="7.935cm" svg:x2="9.636cm" svg:y2="7.935cm">
          <text:p/>
        </draw:line>
        <draw:line draw:style-name="gr2" draw:text-style-name="P2" draw:layer="layout" svg:x1="9.382cm" svg:y1="8.03cm" svg:x2="9.763cm" svg:y2="8.03cm">
          <text:p/>
        </draw:line>
        <draw:line draw:style-name="gr2" draw:text-style-name="P2" draw:layer="layout" svg:x1="9.382cm" svg:y1="8.125cm" svg:x2="10.144cm" svg:y2="8.125cm">
          <text:p/>
        </draw:line>
        <draw:line draw:style-name="gr2" draw:text-style-name="P2" draw:layer="layout" svg:x1="9.255cm" svg:y1="8.252cm" svg:x2="9.7cm" svg:y2="8.252cm">
          <text:p/>
        </draw:line>
        <draw:custom-shape draw:style-name="gr6" draw:text-style-name="P1" draw:layer="layout" svg:width="2.032cm" svg:height="0.889cm" svg:x="9.001cm" svg:y="8.746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2" draw:layer="layout" svg:x1="9.128cm" svg:y1="8.874cm" svg:x2="10.017cm" svg:y2="8.874cm">
          <text:p/>
        </draw:line>
        <draw:line draw:style-name="gr2" draw:text-style-name="P2" draw:layer="layout" svg:x1="9.128cm" svg:y1="9.001cm" svg:x2="10.271cm" svg:y2="9.001cm">
          <text:p/>
        </draw:line>
        <draw:line draw:style-name="gr2" draw:text-style-name="P2" draw:layer="layout" svg:x1="9.128cm" svg:y1="9.128cm" svg:x2="10.271cm" svg:y2="9.128cm">
          <text:p/>
        </draw:line>
        <draw:line draw:style-name="gr2" draw:text-style-name="P2" draw:layer="layout" svg:x1="9.128cm" svg:y1="9.255cm" svg:x2="10.017cm" svg:y2="9.255cm">
          <text:p/>
        </draw:line>
        <draw:line draw:style-name="gr2" draw:text-style-name="P2" draw:layer="layout" svg:x1="9.128cm" svg:y1="9.382cm" svg:x2="9.382cm" svg:y2="9.382cm">
          <text:p/>
        </draw:line>
        <draw:line draw:style-name="gr2" draw:text-style-name="P2" draw:layer="layout" svg:x1="9.128cm" svg:y1="9.509cm" svg:x2="9.763cm" svg:y2="9.509cm">
          <text:p/>
        </draw:line>
        <draw:line draw:style-name="gr7" draw:text-style-name="P3" draw:layer="layout" svg:x1="3.286cm" svg:y1="6.08cm" svg:x2="3.286cm" svg:y2="10.525cm">
          <text:p/>
        </draw:line>
        <draw:path draw:style-name="gr8" draw:text-style-name="P3" draw:layer="layout" svg:width="3.492cm" svg:height="2.793cm" draw:transform="rotate (-1.5707963267949) translate (9.509cm 6.08cm)" svg:viewBox="0 0 3493 2794" svg:d="M0 2794c889 0 1143 0 1143-127s-1270-2667-889-2667 1270 0 1905 0-1143 2540-889 2667 1270-2667 1524-2667 127 0 635 0-2159 2794-2032 2794 254 0 381 0">
          <text:p/>
        </draw:path>
      </draw:page>
      <draw:page draw:name="page2" draw:style-name="dp1" draw:master-page-name="Standard">
        <draw:custom-shape draw:style-name="gr1" draw:text-style-name="P1" draw:layer="layout" svg:width="2.032cm" svg:height="3.81cm" svg:x="2.779cm" svg:y="6.187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2" draw:layer="layout" svg:x1="2.906cm" svg:y1="6.441cm" svg:x2="4.049cm" svg:y2="6.441cm">
          <text:p/>
        </draw:line>
        <draw:line draw:style-name="gr2" draw:text-style-name="P2" draw:layer="layout" svg:x1="3.033cm" svg:y1="6.568cm" svg:x2="3.541cm" svg:y2="6.568cm">
          <text:p/>
        </draw:line>
        <draw:line draw:style-name="gr2" draw:text-style-name="P2" draw:layer="layout" svg:x1="3.033cm" svg:y1="6.709cm" svg:x2="3.414cm" svg:y2="6.709cm">
          <text:p/>
        </draw:line>
        <draw:line draw:style-name="gr2" draw:text-style-name="P2" draw:layer="layout" svg:x1="3.033cm" svg:y1="6.822cm" svg:x2="3.668cm" svg:y2="6.822cm">
          <text:p/>
        </draw:line>
        <draw:line draw:style-name="gr2" draw:text-style-name="P2" draw:layer="layout" svg:x1="3.033cm" svg:y1="6.935cm" svg:x2="3.795cm" svg:y2="6.935cm">
          <text:p/>
        </draw:line>
        <draw:line draw:style-name="gr2" draw:text-style-name="P2" draw:layer="layout" svg:x1="2.906cm" svg:y1="7.076cm" svg:x2="3.16cm" svg:y2="7.076cm">
          <text:p/>
        </draw:line>
        <draw:line draw:style-name="gr2" draw:text-style-name="P2" draw:layer="layout" svg:x1="2.906cm" svg:y1="7.203cm" svg:x2="3.541cm" svg:y2="7.203cm">
          <text:p/>
        </draw:line>
        <draw:line draw:style-name="gr2" draw:text-style-name="P2" draw:layer="layout" svg:x1="2.906cm" svg:y1="7.33cm" svg:x2="3.795cm" svg:y2="7.33cm">
          <text:p/>
        </draw:line>
        <draw:line draw:style-name="gr2" draw:text-style-name="P2" draw:layer="layout" svg:x1="2.906cm" svg:y1="7.457cm" svg:x2="3.414cm" svg:y2="7.457cm">
          <text:p/>
        </draw:line>
        <draw:line draw:style-name="gr2" draw:text-style-name="P2" draw:layer="layout" svg:x1="3.033cm" svg:y1="7.608cm" svg:x2="3.811cm" svg:y2="7.608cm">
          <text:p/>
        </draw:line>
        <draw:line draw:style-name="gr2" draw:text-style-name="P2" draw:layer="layout" svg:x1="3.033cm" svg:y1="7.719cm" svg:x2="3.922cm" svg:y2="7.719cm">
          <text:p/>
        </draw:line>
        <draw:line draw:style-name="gr2" draw:text-style-name="P2" draw:layer="layout" svg:x1="3.033cm" svg:y1="7.83cm" svg:x2="3.811cm" svg:y2="7.83cm">
          <text:p/>
        </draw:line>
        <draw:line draw:style-name="gr2" draw:text-style-name="P2" draw:layer="layout" svg:x1="3.033cm" svg:y1="7.941cm" svg:x2="3.7cm" svg:y2="7.941cm">
          <text:p/>
        </draw:line>
        <draw:line draw:style-name="gr2" draw:text-style-name="P2" draw:layer="layout" svg:x1="2.906cm" svg:y1="8.092cm" svg:x2="3.795cm" svg:y2="8.092cm">
          <text:p/>
        </draw:line>
        <draw:line draw:style-name="gr2" draw:text-style-name="P2" draw:layer="layout" svg:x1="3.033cm" svg:y1="8.275cm" svg:x2="3.144cm" svg:y2="8.275cm">
          <text:p/>
        </draw:line>
        <draw:line draw:style-name="gr2" draw:text-style-name="P2" draw:layer="layout" svg:x1="3.033cm" svg:y1="8.386cm" svg:x2="3.7cm" svg:y2="8.386cm">
          <text:p/>
        </draw:line>
        <draw:line draw:style-name="gr2" draw:text-style-name="P2" draw:layer="layout" svg:x1="3.033cm" svg:y1="8.497cm" svg:x2="3.922cm" svg:y2="8.497cm">
          <text:p/>
        </draw:line>
        <draw:line draw:style-name="gr2" draw:text-style-name="P2" draw:layer="layout" svg:x1="3.033cm" svg:y1="8.608cm" svg:x2="3.589cm" svg:y2="8.608cm">
          <text:p/>
        </draw:line>
        <draw:line draw:style-name="gr2" draw:text-style-name="P2" draw:layer="layout" svg:x1="3.16cm" svg:y1="8.735cm" svg:x2="3.414cm" svg:y2="8.735cm">
          <text:p/>
        </draw:line>
        <draw:line draw:style-name="gr2" draw:text-style-name="P2" draw:layer="layout" svg:x1="3.16cm" svg:y1="8.83cm" svg:x2="3.541cm" svg:y2="8.83cm">
          <text:p/>
        </draw:line>
        <draw:line draw:style-name="gr2" draw:text-style-name="P2" draw:layer="layout" svg:x1="3.16cm" svg:y1="8.925cm" svg:x2="3.922cm" svg:y2="8.925cm">
          <text:p/>
        </draw:line>
        <draw:line draw:style-name="gr2" draw:text-style-name="P2" draw:layer="layout" svg:x1="3.033cm" svg:y1="9.052cm" svg:x2="3.478cm" svg:y2="9.052cm">
          <text:p/>
        </draw:line>
        <draw:line draw:style-name="gr2" draw:text-style-name="P2" draw:layer="layout" svg:x1="2.906cm" svg:y1="9.235cm" svg:x2="3.795cm" svg:y2="9.235cm">
          <text:p/>
        </draw:line>
        <draw:line draw:style-name="gr2" draw:text-style-name="P2" draw:layer="layout" svg:x1="2.906cm" svg:y1="9.362cm" svg:x2="4.049cm" svg:y2="9.362cm">
          <text:p/>
        </draw:line>
        <draw:line draw:style-name="gr2" draw:text-style-name="P2" draw:layer="layout" svg:x1="2.906cm" svg:y1="9.489cm" svg:x2="4.049cm" svg:y2="9.489cm">
          <text:p/>
        </draw:line>
        <draw:line draw:style-name="gr2" draw:text-style-name="P2" draw:layer="layout" svg:x1="2.906cm" svg:y1="9.616cm" svg:x2="3.795cm" svg:y2="9.616cm">
          <text:p/>
        </draw:line>
        <draw:line draw:style-name="gr2" draw:text-style-name="P2" draw:layer="layout" svg:x1="2.906cm" svg:y1="9.743cm" svg:x2="3.16cm" svg:y2="9.743cm">
          <text:p/>
        </draw:line>
        <draw:line draw:style-name="gr2" draw:text-style-name="P2" draw:layer="layout" svg:x1="2.906cm" svg:y1="9.87cm" svg:x2="3.541cm" svg:y2="9.87cm">
          <text:p/>
        </draw:line>
        <draw:custom-shape draw:style-name="gr9" draw:text-style-name="P4" draw:layer="layout" svg:width="0.127cm" svg:height="0.508cm" svg:x="4.937cm" svg:y="6.46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4" draw:layer="layout" svg:width="0.067cm" svg:height="1.016cm" svg:x="4.967cm" svg:y="7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4" draw:layer="layout" svg:width="0.105cm" svg:height="0.635cm" svg:x="4.948cm" svg:y="9.2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4" draw:layer="layout" svg:width="0.058cm" svg:height="0.889cm" svg:x="4.971cm" svg:y="8.2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5" draw:layer="layout" svg:width="2.159cm" svg:height="0.68cm" svg:x="2.778cm" svg:y="6.3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159cm" svg:height="0.947cm" svg:x="2.778cm" svg:y="8.181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287cm" svg:y1="6.06cm" svg:x2="3.287cm" svg:y2="10.505cm">
          <text:p/>
        </draw:line>
        <draw:frame draw:style-name="gr15" draw:text-style-name="P8" draw:layer="layout" svg:width="1.988cm" svg:height="0.883cm" svg:x="4.937cm" svg:y="6.427cm">
          <draw:text-box>
            <text:p text:style-name="P6"><text:span text:style-name="T1">read / input</text:span></text:p>
            <text:p text:style-name="P7"><text:span text:style-name="T2">(console, csv, database,</text:span></text:p>
            <text:p text:style-name="P6"><text:span text:style-name="T2">REST, ...)</text:span></text:p>
          </draw:text-box>
        </draw:frame>
        <draw:frame draw:style-name="gr16" draw:text-style-name="P8" draw:layer="layout" svg:width="1.886cm" svg:height="1.04cm" svg:x="4.937cm" svg:y="7.282cm">
          <draw:text-box>
            <text:p text:style-name="P6"><text:span text:style-name="T1">manipulate</text:span></text:p>
            <text:p text:style-name="P6"><text:span text:style-name="T2">(selecting, filtering, </text:span></text:p>
            <text:p text:style-name="P6"><text:span text:style-name="T2">rearranging, ordering, </text:span></text:p>
            <text:p text:style-name="P6"><text:span text:style-name="T2">creating,...)</text:span></text:p>
          </draw:text-box>
        </draw:frame>
        <draw:frame draw:style-name="gr16" draw:text-style-name="P8" draw:layer="layout" svg:width="1.907cm" svg:height="1.04cm" svg:x="4.937cm" svg:y="8.366cm">
          <draw:text-box>
            <text:p text:style-name="P6"><text:span text:style-name="T1">calculate</text:span></text:p>
            <text:p text:style-name="P6"><text:span text:style-name="T2">(mean, median, count, </text:span></text:p>
            <text:p text:style-name="P6"><text:span text:style-name="T2">frequency, timeseries, </text:span></text:p>
            <text:p text:style-name="P6"><text:span text:style-name="T2">test, ...)</text:span></text:p>
          </draw:text-box>
        </draw:frame>
        <draw:frame draw:style-name="gr16" draw:text-style-name="P8" draw:layer="layout" svg:width="2.212cm" svg:height="1.197cm" svg:x="4.937cm" svg:y="9.255cm">
          <draw:text-box>
            <text:p text:style-name="P6"><text:span text:style-name="T1">write / output</text:span></text:p>
            <text:p text:style-name="P7"><text:span text:style-name="T2">(charts, csv, Excel, LaTex, </text:span></text:p>
            <text:p text:style-name="P7"><text:span text:style-name="T2">test results, logs, animation,</text:span></text:p>
            <text:p text:style-name="P7"><text:span text:style-name="T2">movies, data structures, </text:span></text:p>
            <text:p text:style-name="P7"><text:span text:style-name="T2">Database, protocols, ...)</text:span></text:p>
          </draw:text-box>
        </draw:frame>
        <draw:custom-shape draw:style-name="gr17" draw:text-style-name="P4" draw:layer="layout" svg:width="0.093cm" svg:height="2.032cm" draw:transform="rotate (-3.14159265358979) translate (6.844cm 9.128cm)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1.874cm" svg:height="0.569cm" svg:x="6.715cm" svg:y="7.797cm">
          <draw:text-box>
            <text:p text:style-name="P6"><text:span text:style-name="T1">processing</text:span></text:p>
          </draw:text-box>
        </draw:frame>
        <draw:line draw:style-name="gr7" draw:text-style-name="P3" draw:layer="layout" svg:x1="9.636cm" svg:y1="6.06cm" svg:x2="9.633cm" svg:y2="7.83cm">
          <text:p/>
        </draw:line>
        <draw:frame draw:style-name="gr19" draw:text-style-name="P10" draw:layer="layout" svg:width="0.786cm" svg:height="1.675cm" svg:x="9.259cm" svg:y="5.929cm">
          <draw:text-box>
            <text:p text:style-name="P9"><text:span text:style-name="T3">r</text:span></text:p>
            <text:p text:style-name="P9"><text:span text:style-name="T3">m</text:span></text:p>
            <text:p text:style-name="P9"><text:span text:style-name="T3">c</text:span></text:p>
            <text:p text:style-name="P9"><text:span text:style-name="T3">w</text:span></text:p>
          </draw:text-box>
        </draw:frame>
        <draw:line draw:style-name="gr7" draw:text-style-name="P3" draw:layer="layout" svg:x1="9.636cm" svg:y1="7.739cm" svg:x2="9.636cm" svg:y2="9.128cm">
          <text:p/>
        </draw:line>
        <draw:frame draw:style-name="gr19" draw:text-style-name="P10" draw:layer="layout" svg:width="0.786cm" svg:height="1.319cm" svg:x="9.259cm" svg:y="7.608cm">
          <draw:text-box>
            <text:p text:style-name="P9"><text:span text:style-name="T3">m</text:span></text:p>
            <text:p text:style-name="P9"><text:span text:style-name="T3">c</text:span></text:p>
            <text:p text:style-name="P9"><text:span text:style-name="T3">w</text:span></text:p>
          </draw:text-box>
        </draw:frame>
        <draw:line draw:style-name="gr7" draw:text-style-name="P3" draw:layer="layout" svg:x1="9.636cm" svg:y1="9.058cm" svg:x2="9.633cm" svg:y2="10.828cm">
          <text:p/>
        </draw:line>
        <draw:frame draw:style-name="gr19" draw:text-style-name="P10" draw:layer="layout" svg:width="0.786cm" svg:height="1.675cm" svg:x="9.259cm" svg:y="8.927cm">
          <draw:text-box>
            <text:p text:style-name="P9"><text:span text:style-name="T3">r</text:span></text:p>
            <text:p text:style-name="P9"><text:span text:style-name="T3">m</text:span></text:p>
            <text:p text:style-name="P9"><text:span text:style-name="T3">c</text:span></text:p>
            <text:p text:style-name="P9"><text:span text:style-name="T3">w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4T08:21:16.358000000</meta:creation-date>
    <dc:date>2019-11-14T10:00:23.072000000</dc:date>
    <meta:editing-duration>PT8M2S</meta:editing-duration>
    <meta:editing-cycles>2</meta:editing-cycles>
    <meta:generator>LibreOffice/6.3.2.2$Windows_X86_64 LibreOffice_project/98b30e735bda24bc04ab42594c85f7fd8be07b9c</meta:generator>
    <meta:document-statistic meta:object-count="112"/>
  </office:meta>
</office:document-meta>
</file>